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l" fo:country="GR"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text-align="start" style:justify-single-word="false"/>
      <style:text-properties fo:font-variant="normal" fo:text-transform="none" fo:letter-spacing="normal" fo:font-style="normal" fo:font-weight="normal"/>
    </style:style>
    <style:style style:name="P8" style:family="paragraph" style:parent-style-name="Standard">
      <style:paragraph-properties fo:text-align="start" style:justify-single-word="false"/>
    </style:style>
    <style:style style:name="P9"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language="el" fo:country="GR"/>
    </style:style>
    <style:style style:name="P12"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3"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fo:language="el" fo:country="GR"/>
    </style:style>
    <style:style style:name="P15" style:family="paragraph" style:parent-style-name="Standard">
      <style:paragraph-properties fo:text-align="center" style:justify-single-word="false"/>
      <style:text-properties fo:language="el" fo:country="GR"/>
    </style:style>
    <style:style style:name="P16" style:family="paragraph" style:parent-style-name="Standard">
      <style:text-properties fo:language="el" fo:country="GR" fo:font-weight="bold" style:font-weight-asian="bold" style:font-weight-complex="bold"/>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l" fo:country="GR"/>
    </style:style>
    <style:style style:name="T3" style:family="text">
      <style:text-properties fo:font-size="12pt" fo:language="en" fo:country="US" style:text-underline-style="none" style:font-size-asian="12pt" style:font-weight-asian="normal" style:font-size-complex="12pt" style:font-weight-complex="normal"/>
    </style:style>
    <style:style style:name="T4" style:family="text">
      <style:text-properties fo:font-size="12pt" fo:language="el" fo:country="GR" style:text-underline-style="none" style:font-size-asian="12pt" style:font-weight-asian="normal" style:font-size-complex="12pt"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στη συνέχεια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9">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1" draw:name="Object1" text:anchor-type="as-char" svg:y="-0.2437in" svg:width="2.9244in" svg:height="0.3929in"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τιμή αυτ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1" draw:name="Object2" text:anchor-type="as-char" svg:y="-0.2882in" svg:width="2.5992in" svg:height="0.4366in"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1" draw:name="Object3" text:anchor-type="as-char" svg:y="-0.2437in" svg:width="3.7016in" svg:height="0.3929in" draw:z-index="2"><draw:object xlink:href="./Object 3" xlink:type="simple" xlink:show="embed" xlink:actuate="onLoad"/><draw:image xlink:href="./ObjectReplacements/Object 3" xlink:type="simple" xlink:show="embed" xlink:actuate="onLoad"/></draw:frame></text:p>
      <text:p text:style-name="P2"><draw:frame draw:style-name="fr1" draw:name="Object4" text:anchor-type="as-char" svg:y="-0.2437in" svg:width="3.9437in" svg:height="0.3929in" draw:z-index="3"><draw:object xlink:href="./Object 4" xlink:type="simple" xlink:show="embed" xlink:actuate="onLoad"/><draw:image xlink:href="./ObjectReplacements/Object 4" xlink:type="simple" xlink:show="embed" xlink:actuate="onLoad"/></draw:frame></text:p>
      <text:p text:style-name="P8"><text:span text:style-name="T2">Οι τρεις προαναφερθείσες παράμετροι υπολογίζονται μέσω της συνάρτησης </text:span><text:span text:style-name="T1">eval_Accuracy_Precision_Recall </text:span><text:span text:style-name="T2">που δίνεται στην εκφώνηση του </text:span><text:span text:style-name="T1">project.</text:span></text:p>
      <text:p text:style-name="P17"/>
      <text:p text:style-name="P17"/>
      <text:p text:style-name="P10">Προεπεξεργασία των Δεδομένων:</text:p>
      <text:p text:style-name="P12">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1455946406193755755" text:style-name="L1">
        <text:list-item>
          <text:p text:style-name="P18">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18">Μέσω της συνάρτησης <text:span text:style-name="T1">removeConstantRows, </text:span>διαγράφουμε όλες τις γραμμές οι οποίες είναι <text:soft-page-break/>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18">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18">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7"><text:span text:style-name="T3">Αν δεν </text:span><text:span text:style-name="T4">είχε</text:span><text:span text:style-name="T3"> </text:span><text:span text:style-name="T4">πραγματοποιηθ</text:span><text:span text:style-name="T3">εί η παραπάν</text:span><text:span text:style-name="T4">ω</text:span><text:span text:style-name="T3"> </text:span><text:span text:style-name="T4">προεπεξεργασία</text:span><text:span text:style-name="T3"> </text:span><text:span text:style-name="T4">των</text:span><text:span text:style-name="T3"> </text:span><text:span text:style-name="T4">δεδομένων</text:span><text:span text:style-name="T3"> εισόδου, </text:span><text:span text:style-name="T4">θ</text:span><text:span text:style-name="T3">α </text:span><text:span text:style-name="T4">υπήρχε</text:span><text:span text:style-name="T3"> </text:span><text:span text:style-name="T4">τυχαιότητα</text:span><text:span text:style-name="T3"> στη </text:span>σειρά εμφάνισής τους, <text:span text:style-name="T2">οδηγώντας</text:span> σε διαφορετικό <text:span text:style-name="T2">αριθμό</text:span> <text:span text:style-name="T2">προτύπων</text:span> ανά <text:span text:style-name="T2">κατηγορία</text:span>. Το <text:span text:style-name="T2">γεγονός</text:span> αυτό <text:span text:style-name="T2">έχει</text:span> <text:span text:style-name="T2">ω</text:span>ς <text:span text:style-name="T2">αποτέλεσμα</text:span> την άνιση εκπαίδευση του δικτύου και άρα <text:span text:style-name="T2">μεγαλ</text:span>ύτερη αδυναμία αυτού να <text:span text:style-name="T2">κατηγοριοποιήσει</text:span> <text:span text:style-name="T2">ορθά</text:span> τα δεδομένα <text:span text:style-name="T2">ελέγχου</text:span> <text:span text:style-name="T2">(δηλαδή</text:span> <text:span text:style-name="T2">χαμηλότερο</text:span> accuracy).</text:p>
      <text:p text:style-name="P19"/>
      <text:p text:style-name="P19"/>
      <text:p text:style-name="P10">Περιγραφή της διαδικασίας</text:p>
      <text:p text:style-name="P12">[Φίλιππε, περιγράφεις εδώ τη διαδικασία και βάζεις και ενδεικτικές γραφικές παραστάσεις, 4-5 σελίδες]</text:p>
      <text:p text:style-name="P19"/>
      <text:p text:style-name="P3"/>
      <text:p text:style-name="P10">Μέθοδος <text:span text:style-name="T1">Weight Decay</text:span></text:p>
      <text:p text:style-name="P11"><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 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1">Για τις μετρήσεις λάβαμε τις παραμέτρους <text:span text:style-name="T1">l </text:span>και <text:span text:style-name="T1">d </text:span>ίσες με 0.2 και 0.4 αντίστοιχα, καθώς αυτές οι τιμές προέκυψαν ως οι καλύτερες μετά από πειραματική παρατήρηση.</text:p>
      <text:p text:style-name="P1"/>
      <text:p text:style-name="P1"/>
      <text:p text:style-name="P9">Θεωρητικά ζητήματα:</text:p>
      <text:p text:style-name="P6">1. <text:span text:style-name="T2">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4">2. Σύγκριση διαφορετικών αρχιτεκτονικών και συναρτήσεων μάθησης</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αποτέλεσμα οι 1000 εποχές οι οποίες τέθηκαν ως παράμετρος στο χρόνο εκπαίδευσης να είναι πάρα </text:span><text:soft-page-break/><text:span text:style-name="T2">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P1">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p>
      <text:p text:style-name="P1"/>
      <text:p text:style-name="P4">3. Σύγκριση συναρτήσεων ενεργοποίησης</text:p>
      <text:p text:style-name="Standard">Καλύτερο αποτέλεσμα έδινε η <text:span text:style-name="T1">purelin. </text:span><text:span text:style-name="T2">Εκτός από αυτήν, δοκιμάστηκαν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pan text:style-name="T2">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P1"/>
      <text:p text:style-name="P4">4. <text:span text:style-name="T1">Gradient Descent </text:span>και <text:span text:style-name="T1">Gradient Descent </text:span>με προσθήση όρου ορμής</text:p>
      <text:p text:style-name="Standard"><text:span text:style-name="T2">Βασική παρατήρηση που μπορεί να γίνει στα δεδομένα σε σχέση με την </text:span><text:span text:style-name="T1">Gradient Descent </text:span><text:span text:style-name="T2">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2">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2">περιτριγυρίζει το </text:span><text:span text:style-name="T2">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2">καθώς προχωράει η εκπαίδευση “κινείται” με ολοένα και μεγαλύτερα βήματα προς την επιθυμητή κατάσταση του δικτύου.</text:span></text:p>
      <text:p text:style-name="P1"/>
      <text:p text:style-name="P4">5. Αναφορά στη μέθοδο <text:span text:style-name="T1">Early Stopping</text:span></text:p>
      <text:p text:style-name="Standard"><text:span text:style-name="T2">Η μέθοδος </text:span><text:span text:style-name="T1">Early Stopping </text:span><text:span text:style-name="T2">είναι μία μορφή κανονικοποίησης, η οποία χρησιμοποιείται για την αποφυγή του προβλήματος του </text:span><text:span text:style-name="T1">overfitting </text:span><text:span text:style-name="T2">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Πιο συγκεκριμένα, επιλέγουμε το χωρισμό των δεδομένων του <text:span text:style-name="T1">training set </text:span>σε 2 κατηγορίες, <text:span text:style-name="T1">training </text:span>και <text:span text:style-name="T1">validation, </text:span>σε ποσοστά 80% και 20% αντίστοιχα. Με τη διαδικασία αυτή, το 80% των δεδομένων <text:soft-page-break/>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6">6. <text:span text:style-name="T2">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4">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2">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2">με την </text:span><text:span text:style-name="T1">GDX. </text:span><text:span text:style-name="T2">Η απλή </text:span><text:span text:style-name="T1">GD </text:span><text:span text:style-name="T2">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2">που χρησιμοποιεί προσαρμοζόμενο ρυθμό μάθησης να έχει πολύ καλύτερα αποτελέσματα από την </text:span><text:span text:style-name="T1">GD.</text:span></text:p>
      <text:p text:style-name="P5"/>
      <text:p text:style-name="P4">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6T16:58:09.01</dc:date>
    <dc:creator>Stefanos Panagiotis Argyriou</dc:creator>
    <meta:editing-duration>PT4H26M34S</meta:editing-duration>
    <meta:editing-cycles>32</meta:editing-cycles>
    <meta:generator>OpenOffice/4.1.2$Win32 OpenOffice.org_project/412m3$Build-9782</meta:generator>
    <meta:document-statistic meta:table-count="0" meta:image-count="0" meta:object-count="4" meta:page-count="4" meta:paragraph-count="47" meta:word-count="1898" meta:character-count="12850"/>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